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ta1" style:family="table" style:master-page-name="PageStyle_5f_月份業務計劃表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8pt" fo:font-style="normal" fo:text-shadow="none" style:text-underline-style="solid" style:text-underline-width="auto" style:text-underline-color="font-color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5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style:font-name="標楷體" fo:font-size="18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8pt" style:font-size-complex="1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月份業務計劃表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表格<text:span text:style-name="T1">2: </text:span><text:span text:style-name="T2">月份業務計劃表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4" table:number-rows-spanned="1">
            <text:p>　　　　<text:span text:style-name="T3">月份業務計劃表</text:span></text:p>
          </table:table-cell>
          <table:covered-table-cell table:number-columns-repeated="33" table:style-name="ce9"/>
          <table:table-cell table:number-columns-repeated="990"/>
        </table:table-row>
        <table:table-row table:style-name="ro4">
          <table:table-cell table:style-name="ce4" office:value-type="string" calcext:value-type="string" table:number-columns-spanned="1" table:number-rows-spanned="2">
            <text:p>項目</text:p>
          </table:table-cell>
          <table:table-cell table:style-name="ce10" office:value-type="string" calcext:value-type="string" table:number-columns-spanned="2" table:number-rows-spanned="1">
            <text:p>日</text:p>
          </table:table-cell>
          <table:covered-table-cell table:style-name="ce1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21" table:number-columns-repeated="990"/>
        </table:table-row>
        <table:table-row table:style-name="ro4">
          <table:covered-table-cell table:style-name="ce5"/>
          <table:table-cell table:style-name="ce11" office:value-type="string" calcext:value-type="string" table:number-columns-spanned="2" table:number-rows-spanned="1">
            <text:p>星期</text:p>
          </table:table-cell>
          <table:covered-table-cell table:style-name="ce12"/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table-cell table:style-name="ce6" table:number-columns-spanned="1" table:number-rows-spanned="42"/>
          <table:table-cell table:style-name="ce12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2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8"/>
          <table:table-cell table:style-name="ce14"/>
          <table:table-cell table:style-name="ce16" office:value-type="string" calcext:value-type="string">
            <text:p>實績</text:p>
          </table:table-cell>
          <table:table-cell table:style-name="ce14" table:number-columns-repeated="30"/>
          <table:table-cell table:style-name="ce20"/>
          <table:table-cell table:style-name="ce22" table:number-columns-repeated="990"/>
        </table:table-row>
        <table:table-row table:style-name="ro5">
          <table:table-cell table:number-columns-repeated="30"/>
          <table:table-cell table:style-name="ce17" office:value-type="string" calcext:value-type="string">
            <text:p>業務人員：</text:p>
          </table:table-cell>
          <table:table-cell table:number-columns-repeated="993"/>
        </table:table-row>
        <table:table-row table:style-name="ro5">
          <table:table-cell table:number-columns-repeated="1024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4.01mm" fo:margin-right="14.01mm" style:first-page-number="continue" style:scale-to="40%" style:table-centering="both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1:17:21.55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份業務計劃表" style:display-name="PageStyle_月份業務計劃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05T16:07:15</meta:creation-date>
    <dc:date>2017-01-18T11:18:03.635000000</dc:date>
    <meta:print-date>2004-03-05T16:19:39</meta:print-date>
    <meta:generator>LibreOffice/5.1.1.3$Windows_x86 LibreOffice_project/89f508ef3ecebd2cfb8e1def0f0ba9a803b88a6d</meta:generator>
    <meta:editing-duration>PT42S</meta:editing-duration>
    <meta:editing-cycles>1</meta:editing-cycles>
    <meta:document-statistic meta:table-count="1" meta:cell-count="79" meta:object-count="0"/>
  </office:meta>
</office:document-meta>
</file>